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yleguide – Android </text:p>
      <text:p text:style-name="Standard"/>
      <text:p text:style-name="Standard"><text:span text:style-name="T1">Vorwort</text:span>:</text:p>
      <text:p text:style-name="Standard">Auf Grund des zeitlich begrenzten Projektes dient dieser Styleguide zur reinen Orientierung dessen Einhaltung wünschenswert aber nicht verpflichtend ist.</text:p>
      <text:p text:style-name="Standard">Sie wurden von Google entwickelt </text:p>
      <text:p text:style-name="Standard"/>
      <text:p text:style-name="Standard">Nachfolgend werden nur die wichtigsten Regeln angemerkt und am Ende steht der Link für die näheren Informationen.</text:p>
      <text:p text:style-name="Standard"/>
      <text:list xml:id="list1545426199570562302" text:style-name="L1">
        <text:list-item>
          <text:p text:style-name="P2">Style</text:p>
          <text:list>
            <text:list-item>
              <text:p text:style-name="P2">Sprache:</text:p>
              <text:list>
                <text:list-item>
                  <text:p text:style-name="P2">Schreibe im Präsens</text:p>
                </text:list-item>
                <text:list-item>
                  <text:p text:style-name="P2">Schreibe einfach und direkt</text:p>
                </text:list-item>
              </text:list>
            </text:list-item>
          </text:list>
        </text:list-item>
      </text:list>
      <text:p text:style-name="P1"><text:tab/><text:tab/><text:span text:style-name="T2">Beispiel:<text:tab/>"Änderung übernehmen?" - korrekt</text:span></text:p>
      <text:p text:style-name="P1"><text:span text:style-name="T2"><text:tab/><text:tab/><text:tab/><text:tab/>"Wollen Sie diese Änderungen wirklich übernehmen?" - falsch</text:span></text:p>
      <text:list xml:id="list32326599" text:continue-numbering="true" text:style-name="L1">
        <text:list-item>
          <text:list>
            <text:list-item>
              <text:list>
                <text:list-item>
                  <text:p text:style-name="P2">Verwende einfache Sprache</text:p>
                  <text:p text:style-name="P6">Nutze häufig genutzte Wörter die jeder Benutzer in dessen Sprache verstehen kann</text:p>
                </text:list-item>
                <text:list-item>
                  <text:p text:style-name="P2">Adressiere den Benutzer direkt</text:p>
                </text:list-item>
              </text:list>
            </text:list-item>
          </text:list>
        </text:list-item>
      </text:list>
      <text:p text:style-name="P5"><text:tab/><text:tab/>Gebe den Anwender das Gefühl direkt mit der App kommunizieren zu können indem <text:tab/><text:tab/>"Sie" oder "ihr" verwendet wird.</text:p>
      <text:p text:style-name="P5"><text:tab/><text:tab/>Beispiel: "Sind Sie sich sicher?", "Öffne ihre Einstellung"</text:p>
      <text:list xml:id="list32337701" text:continue-numbering="true" text:style-name="L1">
        <text:list-item>
          <text:list>
            <text:list-item>
              <text:list>
                <text:list-item>
                  <text:p text:style-name="P2">Verwende konsistente Wörter</text:p>
                </text:list-item>
              </text:list>
            </text:list-item>
          </text:list>
        </text:list-item>
      </text:list>
      <text:p text:style-name="P1"><text:tab/><text:tab/><text:span text:style-name="T2">Die Aktionen sollen immer die selbe Bezeichnungen haben.</text:span></text:p>
      <text:p text:style-name="P1"><text:span text:style-name="T2"><text:tab/><text:tab/>Beispiel:<text:tab/>"Lösche Raum" – Menüitem</text:span></text:p>
      <text:p text:style-name="P1"><text:span text:style-name="T2"><text:tab/><text:tab/><text:tab/><text:tab/>"Entferne Raum" -Menüitem <text:s text:c="3"/>&lt;- falsch</text:span></text:p>
      <text:list xml:id="list32346006" text:continue-numbering="true" text:style-name="L1">
        <text:list-item>
          <text:p text:style-name="P4"><text:span text:style-name="T1">Komponenten:</text:span></text:p>
          <text:list>
            <text:list-item>
              <text:p text:style-name="P4"><text:span text:style-name="T1">Allgemein</text:span></text:p>
              <text:p text:style-name="P6">Komponenten sollten innerhalb einer App einheitlich aussehen </text:p>
              <text:p text:style-name="P6"/>
            </text:list-item>
          </text:list>
        </text:list-item>
        <text:list-item>
          <text:p text:style-name="P2">Fehlerdarstellung:</text:p>
          <text:list>
            <text:list-item>
              <text:p text:style-name="P2">Eingabefehler:</text:p>
              <text:list>
                <text:list-item>
                  <text:p text:style-name="P6">Unterstütze den Anwender bei unvollständiger Eingabe (farbliche Markierungen und Kommentare)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<text:span text:style-name="T1">Nähere Informationen</text:span>:</text:p>
      <text:p text:style-name="Standard">Auf dem folgenen Link sind alle näheren Informationen zu finden:</text:p>
      <text:p text:style-name="Standard"><text:a xlink:type="simple" xlink:href="https://developer.android.com/design/index.html" text:style-name="Internet_20_link" text:visited-style-name="Visited_20_Internet_20_Link">https://developer.android.com/design/index.html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36S</meta:editing-duration>
    <meta:editing-cycles>9</meta:editing-cycles>
    <meta:generator>OpenOffice/4.1.3$Win32 OpenOffice.org_project/413m1$Build-9783</meta:generator>
    <dc:date>2016-11-11T12:16:45.20</dc:date>
    <meta:document-statistic meta:table-count="0" meta:image-count="0" meta:object-count="0" meta:page-count="1" meta:paragraph-count="29" meta:word-count="179" meta:character-count="1329"/>
    <meta:user-defined meta:name="Info 1"/>
    <meta:user-defined meta:name="Info 2"/>
    <meta:user-defined meta:name="Info 3"/>
    <meta:user-defined meta:name="Info 4"/>
  </office:meta>
</office:document-meta>
</file>